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2.976cm" style:rel-column-width="11471*"/>
    </style:style>
    <style:style style:name="表1.C" style:family="table-column">
      <style:table-column-properties style:column-width="13.12cm" style:rel-column-width="5057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text-properties style:font-name="Verdana" fo:font-size="15pt" style:font-name-asian="Arial" style:font-size-asian="15pt" style:language-asian="ja" style:country-asian="JP" style:font-size-complex="15pt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text-properties style:font-name="Verdana" fo:font-size="14pt" style:font-size-asian="14pt" style:font-size-complex="14pt"/>
    </style:style>
    <style:style style:name="P16" style:family="paragraph" style:parent-style-name="Table_20_Contents">
      <style:text-properties fo:font-size="14pt" style:font-name-asian="Arial" style:font-size-asian="14pt" style:font-size-complex="14pt"/>
    </style:style>
    <style:style style:name="P17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8" style:family="paragraph" style:parent-style-name="Text_20_body" style:list-style-name="L17">
      <style:paragraph-properties fo:margin-top="0cm" fo:margin-bottom="0cm" fo:line-height="138%" style:writing-mode="lr-tb"/>
      <style:text-properties fo:font-size="16pt" style:font-name-asian="Arial" style:font-size-asian="14pt" style:font-size-complex="14pt"/>
    </style:style>
    <style:style style:name="P19" style:family="paragraph" style:parent-style-name="Text_20_body" style:list-style-name="L19">
      <style:paragraph-properties fo:margin-top="0cm" fo:margin-bottom="0cm" fo:line-height="138%" style:writing-mode="lr-tb"/>
      <style:text-properties fo:font-size="14pt" fo:font-weight="normal" style:font-name-asian="Arial" style:font-size-asian="14pt" style:font-size-complex="14pt"/>
    </style:style>
    <style:style style:name="P20" style:family="paragraph" style:parent-style-name="Text_20_body" style:list-style-name="L23">
      <style:paragraph-properties fo:margin-top="0cm" fo:margin-bottom="0cm" fo:line-height="138%" style:writing-mode="lr-tb"/>
      <style:text-properties fo:font-size="14pt" fo:font-weight="normal" style:font-name-asian="Arial" style:font-size-asian="14pt" style:font-size-complex="14pt"/>
    </style:style>
    <style:style style:name="P21" style:family="paragraph" style:parent-style-name="Text_20_body" style:list-style-name="L2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 style:list-style-name="L2"/>
    <style:style style:name="P25" style:family="paragraph" style:parent-style-name="Table_20_Contents" style:list-style-name="L2">
      <style:text-properties fo:font-size="14pt" style:font-name-asian="Arial" style:font-size-asian="14pt" style:font-size-complex="14pt"/>
    </style:style>
    <style:style style:name="P26" style:family="paragraph" style:parent-style-name="Table_20_Contents" style:list-style-name="L3">
      <style:text-properties fo:font-size="14pt" style:font-name-asian="Arial" style:font-size-asian="14pt" style:font-size-complex="14pt"/>
    </style:style>
    <style:style style:name="P27" style:family="paragraph" style:parent-style-name="Table_20_Contents" style:list-style-name="L4">
      <style:text-properties fo:font-size="14pt" style:font-name-asian="Arial" style:font-size-asian="14pt" style:font-size-complex="14pt"/>
    </style:style>
    <style:style style:name="P28" style:family="paragraph" style:parent-style-name="Table_20_Contents" style:list-style-name="L5">
      <style:text-properties fo:font-size="14pt" style:font-name-asian="Arial" style:font-size-asian="14pt" style:font-size-complex="14pt"/>
    </style:style>
    <style:style style:name="P29" style:family="paragraph" style:parent-style-name="Standard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38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39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40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41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42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43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44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45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46" style:family="paragraph" style:parent-style-name="Standard" style:list-style-name="L24">
      <style:text-properties fo:font-size="14pt" style:font-name-asian="Arial" style:font-size-asian="14pt" style:font-size-complex="14pt"/>
    </style:style>
    <style:style style:name="P47" style:family="paragraph" style:parent-style-name="Standard" style:list-style-name="L25">
      <style:text-properties fo:font-size="14pt" style:font-name-asian="Arial" style:font-size-asian="14pt" style:font-size-complex="14pt"/>
    </style:style>
    <style:style style:name="P48" style:family="paragraph" style:parent-style-name="Standard" style:list-style-name="L26">
      <style:text-properties fo:font-size="14pt" style:font-name-asian="Arial" style:font-size-asian="14pt" style:font-size-complex="14pt"/>
    </style:style>
    <style:style style:name="P49" style:family="paragraph" style:parent-style-name="Standard" style:list-style-name="L27">
      <style:text-properties fo:font-size="14pt" style:font-name-asian="Arial" style:font-size-asian="14pt" style:font-size-complex="14pt"/>
    </style:style>
    <style:style style:name="P50" style:family="paragraph" style:parent-style-name="Standard" style:list-style-name="L28">
      <style:text-properties fo:font-size="14pt" style:font-name-asian="Arial" style:font-size-asian="14pt" style:font-size-complex="14pt"/>
    </style:style>
    <style:style style:name="P51" style:family="paragraph" style:parent-style-name="Standard" style:list-style-name="L1">
      <style:text-properties fo:font-size="14pt" style:font-name-asian="Arial" style:font-size-asian="14pt" style:language-asian="ja" style:country-asian="JP" style:font-size-complex="14pt"/>
    </style:style>
    <style:style style:name="P52" style:family="paragraph" style:parent-style-name="Standard" style:list-style-name="L7">
      <style:text-properties fo:font-size="14pt" style:font-name-asian="Arial" style:font-size-asian="14pt" style:language-asian="ja" style:country-asian="JP" style:font-size-complex="14pt"/>
    </style:style>
    <style:style style:name="P53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5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55" style:family="paragraph" style:parent-style-name="Standard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4" style:family="text">
      <style:text-properties fo:background-color="#66ff00"/>
    </style:style>
    <style:style style:name="T5" style:family="text">
      <style:text-properties fo:font-size="14pt"/>
    </style:style>
    <style:style style:name="T6" style:family="text">
      <style:text-properties fo:font-size="14pt" style:font-name-asian="Arial" style:font-size-asian="14pt" style:font-size-complex="14pt"/>
    </style:style>
    <style:style style:name="T7" style:family="text">
      <style:text-properties style:language-asian="ja" style:country-asian="JP"/>
    </style:style>
    <style:style style:name="T8" style:family="text">
      <style:text-properties style:font-name="Verdana" fo:font-size="14pt" style:font-size-asian="14pt" style:font-size-complex="14pt"/>
    </style:style>
    <style:style style:name="T9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12">---------------------------------------------------------------------------</text:p>
      <text:p text:style-name="P14">res free# JVEMV6 37#20_1 / 37. miscs / 20. philosophy / 20191211_084633</text:p>
      <text:p text:style-name="P4"/>
      <text:p text:style-name="P4">[do]</text:p>
      <text:list xml:id="list9018340097024974455" text:style-name="L1">
        <text:list-item>
          <text:p text:style-name="P30"><text:ruby text:style-name="Ru1"><text:ruby-base>精霊</text:ruby-base><text:ruby-text>せいれい</text:ruby-text></text:ruby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6"/>
          </table:table-cell>
          <table:table-cell table:style-name="表1.A1" table:number-rows-spanned="4" office:value-type="string">
            <text:p text:style-name="P17">意味</text:p>
          </table:table-cell>
          <table:table-cell table:style-name="表1.C1" office:value-type="string">
            <text:list xml:id="list5639553453360090006" text:style-name="L2">
              <text:list-item>
                <text:p text:style-name="P25">ひとつひとつに</text:p>
              </text:list-item>
              <text:list-item>
                <text:p text:style-name="P25">宿っている、とされる</text:p>
              </text:list-item>
              <text:list-item>
                <text:p text:style-name="P25">超自然的な</text:p>
              </text:list-item>
              <text:list-item>
                <text:p text:style-name="P24"><text:span text:style-name="T6">存在</text:span><text:span text:style-name="T6"><text:note text:id="ftn1" text:note-class="footnote"><text:note-citation>1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8595810968401198074" text:style-name="L3">
              <text:list-item>
                <text:p text:style-name="P26">万物の</text:p>
              </text:list-item>
              <text:list-item>
                <text:p text:style-name="P26">根源をなしている、とされる</text:p>
              </text:list-item>
              <text:list-item>
                <text:p text:style-name="P26">不思議な</text:p>
              </text:list-item>
              <text:list-item>
                <text:p text:style-name="P26">気<text:note text:id="ftn2" text:note-class="footnote"><text:note-citation>2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8004370999303672704" text:style-name="L4">
              <text:list-item>
                <text:p text:style-name="P27">肉体から</text:p>
              </text:list-item>
              <text:list-item>
                <text:p text:style-name="P27">解放された</text:p>
              </text:list-item>
              <text:list-item>
                <text:p text:style-name="P27">自由な</text:p>
              </text:list-item>
              <text:list-item>
                <text:p text:style-name="P27">霊<text:note text:id="ftn3" text:note-class="footnote"><text:note-citation>3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5902424020442159339" text:style-name="L5">
              <text:list-item>
                <text:p text:style-name="P28">「 と こ よ (<text:span text:style-name="T7">常世</text:span>)」 に</text:p>
              </text:list-item>
              <text:list-item>
                <text:p text:style-name="P28">旅立った</text:p>
              </text:list-item>
              <text:list-item>
                <text:p text:style-name="P28">霊魂<text:span text:style-name="T7">　=&gt;　「しょうりょう」</text:span></text:p>
              </text:list-item>
            </text:list>
          </table:table-cell>
        </table:table-row>
      </table:table>
      <text:list xml:id="list37346080" text:continue-list="list9018340097024974455" text:style-name="L1">
        <text:list-item>
          <text:list>
            <text:list-item>
              <text:p text:style-name="P51">READ <text:a xlink:type="simple" xlink:href="https://ko.wikipedia.org/wiki/정령_(신화" text:style-name="Internet_20_link" text:visited-style-name="Visited_20_Internet_20_Link">https://ko.wikipedia.org/wiki/정령_(신화</text:a>)</text:p>
            </text:list-item>
            <text:list-item>
              <text:p text:style-name="P30"><text:span text:style-name="T7">READ </text:span><text:a xlink:type="simple" xlink:href="https://namu.wiki/w/정령" text:style-name="Internet_20_link" text:visited-style-name="Visited_20_Internet_20_Link">https://namu.wiki/w/정령</text:a></text:p>
            </text:list-item>
          </text:list>
        </text:list-item>
      </text:list>
      <text:p text:style-name="P4"/>
      <text:p text:style-name="P4">[next]</text:p>
      <text:list xml:id="list5609042818077967151" text:style-name="L6">
        <text:list-item>
          <text:p text:style-name="P31"><text:a xlink:type="simple" xlink:href="https://zh.wikipedia.org/wiki/灵魂" text:style-name="Internet_20_link" text:visited-style-name="Visited_20_Internet_20_Link">https://zh.wikipedia.org/wiki/灵魂</text:a></text:p>
        </text:list-item>
        <text:list-item>
          <text:p text:style-name="P31"><text:a xlink:type="simple" xlink:href="https://www.gotquestions.org/Japanese/Japanese-soul-spirit.html" text:style-name="Internet_20_link" text:visited-style-name="Visited_20_Internet_20_Link">https://www.gotquestions.org/Japanese/Japanese-soul-spirit.html</text:a> “人の魂と霊には違いがあるのですか？”</text:p>
        </text:list-item>
        <text:list-item>
          <text:p text:style-name="P31"><text:a xlink:type="simple" xlink:href="https://duckduckgo.com/?q=聖書+虐殺+神&amp;t=opera&amp;ia=web" text:style-name="Internet_20_link" text:visited-style-name="Visited_20_Internet_20_Link">https://duckduckgo.com/?q=聖書+虐殺+神&amp;t=opera&amp;ia=web</text:a></text:p>
        </text:list-item>
        <text:list-item>
          <text:p text:style-name="P31"><text:a xlink:type="simple" xlink:href="https://true-ark.com/bible-faq-gods-rightousness/#i-5" text:style-name="Internet_20_link" text:visited-style-name="Visited_20_Internet_20_Link">https://true-ark.com/bible-faq-gods-rightousness/#i-5</text:a></text:p>
        </text:list-item>
        <text:list-item>
          <text:p text:style-name="P31"><text:a xlink:type="simple" xlink:href="http://www.ne.jp/asahi/petros/izumi/2004msg/040125.htm" text:style-name="Internet_20_link" text:visited-style-name="Visited_20_Internet_20_Link">http://www.ne.jp/asahi/petros/izumi/2004msg/040125.htm</text:a></text:p>
        </text:list-item>
      </text:list>
      <text:p text:style-name="P4"/>
      <text:p text:style-name="P4"/>
      <text:p text:style-name="P4">[<text:span text:style-name="T4">/ 20191211_094642</text:span>]</text:p>
      <text:p text:style-name="P4"/>
      <text:p text:style-name="P4"/>
      <text:p text:style-name="P4"><text:soft-page-break/></text:p>
      <text:p text:style-name="P2"/>
      <text:p text:style-name="P12">---------------------------------------------------------------------------</text:p>
      <text:p text:style-name="P14">res free# JVEMV6 37#20_2 / 37. miscs / 20. philosophy / 20191213_082840</text:p>
      <text:p text:style-name="P4"/>
      <text:p text:style-name="P4">[do]</text:p>
      <text:list xml:id="list139999264428565425" text:style-name="L7">
        <text:list-item>
          <text:p text:style-name="P52">ナホム</text:p>
          <text:list>
            <text:list-item>
              <text:p text:style-name="P32"><text:a xlink:type="simple" xlink:href="https://ko.wikipedia.org/wiki/나훔서" text:style-name="Internet_20_link" text:visited-style-name="Visited_20_Internet_20_Link">https://ko.wikipedia.org/wiki/나훔서</text:a></text:p>
            </text:list-item>
            <text:list-item>
              <text:p text:style-name="P32"/>
            </text:list-item>
          </text:list>
        </text:list-item>
      </text:list>
      <text:p text:style-name="P4"/>
      <text:p text:style-name="P4">[next]</text:p>
      <text:list xml:id="list1542975383119922888" text:style-name="L8">
        <text:list-item>
          <text:p text:style-name="P33"/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/>
      <text:p text:style-name="P4"/>
      <text:p text:style-name="P2"/>
      <text:p text:style-name="P4"/>
      <text:p text:style-name="P12">---------------------------------------------------------------------------</text:p>
      <text:p text:style-name="P14">res free# JVEMV6 37#20_3 / 37. miscs / 20. philosophy / 20191215_091101</text:p>
      <text:p text:style-name="P4"/>
      <text:p text:style-name="P4">[do]</text:p>
      <text:list xml:id="list8955370663503040684" text:style-name="L9">
        <text:list-item>
          <text:p text:style-name="P34"><text:a xlink:type="simple" xlink:href="https://ko.wikipedia.org/wiki/바뤼흐_스피노자" text:style-name="Internet_20_link" text:visited-style-name="Visited_20_Internet_20_Link">https://ko.wikipedia.org/wiki/바뤼흐_스피노자</text:a></text:p>
          <text:list>
            <text:list-item>
              <text:p text:style-name="P34"><text:a xlink:type="simple" xlink:href="https://ko.wikipedia.org/wiki/바뤼흐_스피노자#신" text:style-name="Internet_20_link" text:visited-style-name="Visited_20_Internet_20_Link">https://ko.wikipedia.org/wiki/바뤼흐_스피노자#신</text:a></text:p>
            </text:list-item>
            <text:list-item>
              <text:p text:style-name="P34"><text:a xlink:type="simple" xlink:href="https://ko.wikipedia.org/wiki/바뤼흐_스피노자#코나투스" text:style-name="Internet_20_link" text:visited-style-name="Visited_20_Internet_20_Link">https://ko.wikipedia.org/wiki/바뤼흐_스피노자#코나투스</text:a></text:p>
            </text:list-item>
          </text:list>
        </text:list-item>
      </text:list>
      <text:p text:style-name="P4"/>
      <text:p text:style-name="P4"/>
      <text:p text:style-name="P4">[next]</text:p>
      <text:list xml:id="list2445951541299528975" text:style-name="L10">
        <text:list-item>
          <text:p text:style-name="P35">ANY</text:p>
        </text:list-item>
      </text:list>
      <text:p text:style-name="P4"/>
      <text:p text:style-name="P4"/>
      <text:p text:style-name="P4"/>
      <text:p text:style-name="P4">[<text:span text:style-name="T4">/ 20191215_091725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4 / 37. miscs / 20. philosophy / 20191215_232603</text:p>
      <text:p text:style-name="P4"/>
      <text:p text:style-name="P4"><text:soft-page-break/>[do]</text:p>
      <text:list xml:id="list2261842930077451761" text:style-name="L11">
        <text:list-item>
          <text:p text:style-name="P53">サラスヴァティー</text:p>
          <text:list>
            <text:list-item>
              <text:p text:style-name="P53"><text:a xlink:type="simple" xlink:href="https://hi.wikipedia.org/wiki/दय" text:style-name="Internet_20_link" text:visited-style-name="Visited_20_Internet_20_Link">https://hi.wikipedia.org/wiki/दय</text:a>ानन्द_सरस्वती</text:p>
            </text:list-item>
            <text:list-item>
              <text:p text:style-name="P53"/>
            </text:list-item>
            <text:list-item>
              <text:p text:style-name="P53"/>
            </text:list-item>
          </text:list>
        </text:list-item>
      </text:list>
      <text:p text:style-name="P4"/>
      <text:p text:style-name="P4">[next]</text:p>
      <text:list xml:id="list3565113125450998893" text:style-name="L12">
        <text:list-item>
          <text:p text:style-name="P36">ANY</text:p>
        </text:list-item>
      </text:list>
      <text:p text:style-name="P4"/>
      <text:p text:style-name="P4"/>
      <text:p text:style-name="P4">[<text:span text:style-name="T4">/ 20191215_235530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5 / 37. miscs / 20. philosophy / 20191216_083531</text:p>
      <text:p text:style-name="P4"/>
      <text:p text:style-name="P4">[do]</text:p>
      <text:list xml:id="list1827714861257834850" text:style-name="L13">
        <text:list-item>
          <text:p text:style-name="P37">kabir</text:p>
          <text:list>
            <text:list-item>
              <text:p text:style-name="P37"><text:a xlink:type="simple" xlink:href="https://hi.wikipedia.org/wiki/कब" text:style-name="Internet_20_link" text:visited-style-name="Visited_20_Internet_20_Link">https://hi.wikipedia.org/wiki/कब</text:a>ीर </text:p>
              <text:list>
                <text:list-item>
                  <text:p text:style-name="P37">==&gt; docs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058348907544891590" text:style-name="L14">
        <text:list-item>
          <text:p text:style-name="P38">==&gt; see docs</text:p>
        </text:list-item>
      </text:list>
      <text:p text:style-name="P4"/>
      <text:p text:style-name="P4"/>
      <text:p text:style-name="P4"/>
      <text:p text:style-name="P4">[<text:span text:style-name="T4">/ 20191216_085336</text:span>]</text:p>
      <text:p text:style-name="P4"/>
      <text:p text:style-name="P4"/>
      <text:p text:style-name="P4"/>
      <text:p text:style-name="P11"/>
      <text:p text:style-name="P12">---------------------------------------------------------------------------</text:p>
      <text:p text:style-name="P14">res free# JVEMV6 37#20_6 / 37. miscs / 20. philosophy / 20191216_101300</text:p>
      <text:p text:style-name="P4"/>
      <text:p text:style-name="P4">[do]</text:p>
      <text:list xml:id="list9211195598455528688" text:style-name="L15">
        <text:list-item>
          <text:p text:style-name="P39">Indian traditional music</text:p>
          <text:list>
            <text:list-item>
              <text:p text:style-name="P39"><text:a xlink:type="simple" xlink:href="https://hi.wikipedia.org/wiki/श" text:style-name="Internet_20_link" text:visited-style-name="Visited_20_Internet_20_Link">https://hi.wikipedia.org/wiki/श</text:a>ास्त्रीय_संगीत <text:s/></text:p>
              <text:list>
                <text:list-item>
                  <text:p text:style-name="P39">==&gt; doc</text:p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2979069165955682827" text:style-name="L16">
        <text:list-item>
          <text:p text:style-name="P40"><text:a xlink:type="simple" xlink:href="https://hi.wikipedia.org/wiki/श" text:style-name="Internet_20_link" text:visited-style-name="Visited_20_Internet_20_Link">https://hi.wikipedia.org/wiki/श</text:a>ास्त्रीय_संगीत “शास्त्रीय संगीत को ”</text:p>
        </text:list-item>
      </text:list>
      <text:p text:style-name="P4"/>
      <text:p text:style-name="P4"/>
      <text:p text:style-name="P4"/>
      <text:p text:style-name="P4">[<text:span text:style-name="T4">/ 20191216_102716</text:span>]</text:p>
      <text:p text:style-name="P4"/>
      <text:p text:style-name="P11"/>
      <text:p text:style-name="P12">---------------------------------------------------------------------------</text:p>
      <text:p text:style-name="P14">res free# JVEMV6 37#20_7 / 37. miscs / 20. philosophy / XXXX</text:p>
      <text:p text:style-name="P4"/>
      <text:p text:style-name="P4">[do]</text:p>
      <text:list xml:id="list1557840591388158176" text:style-name="L17">
        <text:list-item>
          <text:p text:style-name="P18"><text:a xlink:type="simple" xlink:href="https://hi.wikipedia.org/wiki/कब" text:style-name="Internet_20_link" text:visited-style-name="Visited_20_Internet_20_Link">https://hi.wikipedia.org/wiki/कब</text:a><text:span text:style-name="T2">ीर </text:span></text:p>
        </text:list-item>
      </text:list>
      <text:p text:style-name="P4"/>
      <text:p text:style-name="P4">[next]</text:p>
      <text:list xml:id="list2643042616723256353" text:style-name="L18">
        <text:list-item>
          <text:p text:style-name="P41">==&gt; see doc</text:p>
        </text:list-item>
      </text:list>
      <text:p text:style-name="P4"/>
      <text:p text:style-name="P4"/>
      <text:p text:style-name="P4"/>
      <text:p text:style-name="P4">[<text:span text:style-name="T4">/ 20191217_094630</text:span>]</text:p>
      <text:p text:style-name="P4"/>
      <text:p text:style-name="P4"/>
      <text:p text:style-name="P11"/>
      <text:p text:style-name="P12">---------------------------------------------------------------------------</text:p>
      <text:p text:style-name="P14">res free# JVEMV6 37#20_8 / 37. miscs / 20. philosophy / 20191218_143635</text:p>
      <text:p text:style-name="P4"/>
      <text:p text:style-name="P4">[do]</text:p>
      <text:list xml:id="list9044918281840371561" text:style-name="L19">
        <text:list-item>
          <text:p text:style-name="P19"><text:span text:style-name="T3">“ 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3">ीर </text:span></text:p>
          <text:list>
            <text:list-item>
              <text:p text:style-name="P42">==&gt; doc</text:p>
            </text:list-item>
          </text:list>
        </text:list-item>
      </text:list>
      <text:p text:style-name="P4"/>
      <text:p text:style-name="P4">[next]</text:p>
      <text:list xml:id="list7192288155954198920" text:style-name="L20">
        <text:list-item>
          <text:p text:style-name="P43">==&gt; doc</text:p>
        </text:list-item>
      </text:list>
      <text:p text:style-name="P4"/>
      <text:p text:style-name="P4"/>
      <text:p text:style-name="P4">[<text:span text:style-name="T4">/ 20191218_150455</text:span>]</text:p>
      <text:p text:style-name="P4"/>
      <text:p text:style-name="P4"/>
      <text:p text:style-name="P11"/>
      <text:p text:style-name="P12"><text:soft-page-break/>---------------------------------------------------------------------------</text:p>
      <text:p text:style-name="P14">res free# JVEMV6 37#20_9 / 37. miscs / 20. philosophy / 20191218_150754</text:p>
      <text:p text:style-name="P4"/>
      <text:p text:style-name="P4">[do]</text:p>
      <text:list xml:id="list7571288117264743740" text:style-name="L21">
        <text:list-item>
          <text:p text:style-name="P44"><text:a xlink:type="simple" xlink:href="https://ar.wikipedia.org/wiki/صوفية" text:style-name="Internet_20_link" text:visited-style-name="Visited_20_Internet_20_Link">https://ar.wikipedia.org/wiki/صوفية</text:a></text:p>
          <text:list>
            <text:list-item>
              <text:p text:style-name="P44">==&gt; doc</text:p>
            </text:list-item>
          </text:list>
        </text:list-item>
      </text:list>
      <text:p text:style-name="P4"/>
      <text:p text:style-name="P4">[next]</text:p>
      <text:list xml:id="list3343578998551369099" text:style-name="L22">
        <text:list-item>
          <text:p text:style-name="P45"/>
        </text:list-item>
      </text:list>
      <text:p text:style-name="P4"/>
      <text:p text:style-name="P4"/>
      <text:p text:style-name="P4">[<text:span text:style-name="T4">/ 20191218_152626</text:span>]</text:p>
      <text:p text:style-name="P4"/>
      <text:p text:style-name="P4"/>
      <text:p text:style-name="P11"/>
      <text:p text:style-name="P12">---------------------------------------------------------------------------</text:p>
      <text:p text:style-name="P14">res free# JVEMV6 37#20_10 / 37. miscs / 20. philosophy / 20191219_134225</text:p>
      <text:p text:style-name="P4"/>
      <text:p text:style-name="P4">[do]</text:p>
      <text:list xml:id="list2825447327570300739" text:style-name="L23">
        <text:list-item>
          <text:p text:style-name="P20"><text:span text:style-name="T3">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3">ीर </text:span></text:p>
          <text:list>
            <text:list-item>
              <text:p text:style-name="P21"/>
            </text:list-item>
          </text:list>
        </text:list-item>
      </text:list>
      <text:p text:style-name="P4"/>
      <text:p text:style-name="P4">[next]</text:p>
      <text:list xml:id="list2532684532394179747" text:style-name="L24">
        <text:list-item>
          <text:p text:style-name="P46"/>
        </text:list-item>
      </text:list>
      <text:p text:style-name="P4"/>
      <text:p text:style-name="P4"/>
      <text:p text:style-name="P4"/>
      <text:p text:style-name="P4">[<text:span text:style-name="T4">/ 20191219_142408</text:span>]</text:p>
      <text:p text:style-name="P4"/>
      <text:p text:style-name="P4"/>
      <text:p text:style-name="P11"/>
      <text:p text:style-name="P12"><text:span text:style-name="T9">10</text:span>---------------------------------------------------------------------------</text:p>
      <text:p text:style-name="P14">[11] res free# JVEMV6 37#20_11.1 / 37. miscs / 20. philosophy / 11. <text:span text:style-name="T5">WALKER'S APPEAL /</text:span> 20200710_162658</text:p>
      <text:p text:style-name="P4"/>
      <text:p text:style-name="P4">[do]</text:p>
      <text:list xml:id="list8102576264486546498" text:style-name="L27">
        <text:list-item>
          <text:p text:style-name="P49">read ==&gt; M-1</text:p>
          <text:list>
            <text:list-item>
              <text:p text:style-name="P49"><text:soft-page-break/>WALKER'S APPEAL<text:tab/><text:a xlink:type="simple" xlink:href="https://www.gutenberg.org/files/16516/16516-h/16516-h.htm#APPEAL_c" text:style-name="Internet_20_link" text:visited-style-name="Visited_20_Internet_20_Link">https://www.gutenberg.org/files/16516/16516-h/16516-h.htm#APPEAL_c</text:a> x</text:p>
            </text:list-item>
          </text:list>
        </text:list-item>
      </text:list>
      <text:p text:style-name="P4"/>
      <text:p text:style-name="P4">[next]</text:p>
      <text:list xml:id="list3469719016374385405" text:style-name="L25">
        <text:list-item>
          <text:p text:style-name="P47">M-1 : #2</text:p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/>
      <text:p text:style-name="P4"/>
      <text:p text:style-name="P11">@@@</text:p>
      <text:p text:style-name="P12">[XX]---------------------------------------------------------------------------</text:p>
      <text:p text:style-name="P14">[XX] res free# JVEMV6 37#20_XX / 37. miscs / 20. philosophy / XXXX</text:p>
      <text:p text:style-name="P55"/>
      <text:p text:style-name="P4">[do]</text:p>
      <text:list xml:id="list37354537" text:continue-list="list37346080" text:style-name="L1">
        <text:list-item>
          <text:p text:style-name="P30"/>
        </text:list-item>
      </text:list>
      <text:p text:style-name="P4"/>
      <text:p text:style-name="P4">[next]</text:p>
      <text:list xml:id="list5634846881646312411" text:style-name="L28">
        <text:list-item>
          <text:p text:style-name="P50"/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/>
      <text:p text:style-name="P4"/>
      <text:p text:style-name="P3"/>
      <text:p text:style-name="P1"/>
      <text:p text:style-name="P10">----------------------------------------------- [TEMPLATE] 20191203_084752</text:p>
      <text:p text:style-name="P12">[XX]---------------------------------------------------------------------------</text:p>
      <text:p text:style-name="P14">[XX] res free# JVEMV6 37#20_XX / 37. miscs / 20. philosophy / XXXX</text:p>
      <text:p text:style-name="P4"/>
      <text:p text:style-name="P4">[do]</text:p>
      <text:list xml:id="list37361321" text:continue-list="list37354537" text:style-name="L1">
        <text:list-item>
          <text:p text:style-name="P30"/>
        </text:list-item>
      </text:list>
      <text:p text:style-name="P4"/>
      <text:p text:style-name="P4">[next]</text:p>
      <text:list xml:id="list3705681908755140324" text:style-name="L26">
        <text:list-item>
          <text:p text:style-name="P48"/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><text:soft-page-break/></text:p>
      <text:p text:style-name="P4"/>
      <text:p text:style-name="P4"/>
      <text:p text:style-name="P4"/>
      <text:p text:style-name="P4"/>
      <text:p text:style-name="P3"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8">------------------------------------- [DOCS] 20191216_073814</text:p>
      <text:p text:style-name="P8"/>
      <table:table table:name="表2" table:style-name="表2">
        <table:table-column table:style-name="表2.A"/>
        <table:table-row>
          <table:table-cell table:style-name="表2.A1" office:value-type="string">
            <text:p text:style-name="P9">C:\WORKS_2\WS\WS_Others.JVEMV6\JVEMV6\37_miscs\20_philosophy\log_JVE_37-20.[philosophy].[docs].odt</text:p>
          </table:table-cell>
        </table:table-row>
        <table:table-row>
          <table:table-cell table:style-name="表2.A2" office:value-type="string">
            <text:p text:style-name="P15"/>
          </table:table-cell>
        </table:table-row>
      </table:table>
      <text:p text:style-name="P5"/>
      <text:p text:style-name="P5">/ <text:span text:style-name="T8">------------------------------------- [DOCS] 20191216_073814 /</text:span></text:p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20-07-10T17:13:32.08</dc:date>
    <dc:creator>iwabuchi ken</dc:creator>
    <meta:editing-duration>PT11H53M4S</meta:editing-duration>
    <meta:editing-cycles>25</meta:editing-cycles>
    <meta:generator>OpenOffice/4.1.3$Win32 OpenOffice.org_project/413m1$Build-9783</meta:generator>
    <meta:document-statistic meta:table-count="3" meta:image-count="0" meta:object-count="0" meta:page-count="7" meta:paragraph-count="130" meta:word-count="595" meta:character-count="4269"/>
  </office:meta>
</office:document-meta>
</file>